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5pt" style:text-underline-style="solid" style:text-underline-width="auto" style:text-underline-color="font-color" fo:font-weight="bold" officeooo:rsid="0014bede" officeooo:paragraph-rsid="0014bede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5pt" officeooo:rsid="0014bede" officeooo:paragraph-rsid="0014bede" style:font-size-asian="15pt" style:font-size-complex="15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186877"/>
    </style:style>
    <style:style style:name="T6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 Our Hope In Life And Death<text:note text:id="ftn0" text:note-class="footnote"><text:note-citation>1</text:note-citation><text:note-body><text:p text:style-name="Footnote"><text:span text:style-name="T4">CCLI Song # 7147502 © 2020 Getty Music Hymns and Songs | Getty Music Publishing | Jordan Kauflin Music | Love Your Enemies Publishing | Matthew Merker Music | Messenger Hymns For use solely with the SongSelect® Terms of Use. All rights reserved. </text:span><text:a xlink:type="simple" xlink:href="http://www.ccli.com/" text:style-name="Internet_20_link" text:visited-style-name="Visited_20_Internet_20_Link"><text:span text:style-name="T4">www.ccli.com</text:span></text:a><text:span text:style-name="T4"> CCLI License # 3266058</text:span></text:p></text:note-body></text:note></text:p>
      <text:p text:style-name="P3"/>
      <text:p text:style-name="P4"><text:span text:style-name="T1">Verse 1:</text:span> <text:s/>What is our hope in life and death?</text:p>
      <text:p text:style-name="P4"><text:s text:c="10"/>Christ a-lone, Christ a-lone.</text:p>
      <text:p text:style-name="P4"><text:s text:c="10"/>What is our on-ly con-fi-dence?</text:p>
      <text:p text:style-name="P4"><text:s text:c="10"/>That our souls to Him be-long.</text:p>
      <text:p text:style-name="P4"><text:s text:c="10"/>Who holds our days with-in His hand?</text:p>
      <text:p text:style-name="P4"><text:s text:c="10"/>What comes a-part from His com-mand?</text:p>
      <text:p text:style-name="P4"><text:s text:c="10"/>And what will keep us to the end?</text:p>
      <text:p text:style-name="P4"><text:s text:c="10"/>The love of Christ, in which we stand</text:p>
      <text:p text:style-name="P4"/>
      <text:p text:style-name="P4"><text:span text:style-name="T1">Chorus:</text:span> <text:s text:c="2"/>Oh sing hal-le-lu-jah!</text:p>
      <text:p text:style-name="P4"><text:s text:c="10"/>Our hope springs e-ter-nal</text:p>
      <text:p text:style-name="P4"><text:s text:c="10"/>Oh sing hal-le-lu-jah!</text:p>
      <text:p text:style-name="P4"><text:s text:c="10"/>Now and e-ver we con-fess</text:p>
      <text:p text:style-name="P4"><text:s text:c="10"/>Christ our hope in life and death</text:p>
      <text:p text:style-name="P4"/>
      <text:p text:style-name="P4"><text:span text:style-name="T1">Verse 2:</text:span> <text:s/>What truth can calm the trou-bled soul?</text:p>
      <text:p text:style-name="P4"><text:s text:c="10"/>God is good, God is good</text:p>
      <text:p text:style-name="P4"><text:s text:c="10"/>Where is His grace and good-ness known?</text:p>
      <text:p text:style-name="P4"><text:s text:c="10"/>In our great Re-deem-er’s blood</text:p>
      <text:p text:style-name="P4"><text:s text:c="10"/>Who holds our faith when fears a-rise?</text:p>
      <text:p text:style-name="P4"><text:s text:c="10"/>Who stand a-bove the storm-y trial?</text:p>
      <text:p text:style-name="P4"><text:s text:c="10"/>Who sends the waves that bring us nigh</text:p>
      <text:p text:style-name="P4"><text:s text:c="10"/>Un-to the shore, the rock of Christ?</text:p>
      <text:p text:style-name="P4"/>
      <text:p text:style-name="P2">Chorus</text:p>
      <text:p text:style-name="P4"/>
      <text:p text:style-name="P4"><text:span text:style-name="T1">Verse 3:</text:span> <text:s/>Un-to the grave, what will we sing?</text:p>
      <text:p text:style-name="P4"><text:s text:c="10"/>“Christ, He lives; Christ, He lives!”</text:p>
      <text:p text:style-name="P4"><text:s text:c="10"/>And what re-ward will heav-en bring?</text:p>
      <text:p text:style-name="P4"><text:s text:c="10"/>Ev-er-last-ing life with Him</text:p>
      <text:p text:style-name="P4"><text:s text:c="10"/>There we will rise to meet the Lord</text:p>
      <text:p text:style-name="P4"><text:s text:c="10"/>Then sin and death wil<text:span text:style-name="T5">l</text:span> be de-stroyed</text:p>
      <text:p text:style-name="P4"><text:s text:c="10"/>And we will feast in end-less joy</text:p>
      <text:p text:style-name="P4"><text:s text:c="10"/>When Christ is ours <text:span text:style-name="T6">for-ev-er-more</text:span></text:p>
      <text:p text:style-name="P4"/>
      <text:p text:style-name="P2">Chorus x 2</text:p>
      <text:p text:style-name="P4"/>
      <text:p text:style-name="P4"><text:span text:style-name="T1">Outro:</text:span> <text:s text:c="3"/>Now and e-ver we con-fess</text:p>
      <text:p text:style-name="P4"><text:s text:c="10"/>Christ our hope in life and deat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0:20:05.102809361</meta:creation-date>
    <dc:date>2025-03-12T00:37:16.095531419</dc:date>
    <meta:editing-duration>PT17M9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35" meta:word-count="256" meta:character-count="1649" meta:non-whitespace-character-count="1160"/>
  </office:meta>
</office:document-meta>
</file>